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est_single_m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gRNA_targe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dditive_score</text:p>
          </table:table-cell>
          <table:table-cell office:value-type="string" calcext:value-type="string">
            <text:p>p_fit_adj_WT</text:p>
          </table:table-cell>
          <table:table-cell office:value-type="string" calcext:value-type="string">
            <text:p>num_barcodes</text:p>
          </table:table-cell>
          <table:table-cell office:value-type="string" calcext:value-type="string">
            <text:p>number_muts</text:p>
          </table:table-cell>
        </table:table-row>
        <table:table-row table:style-name="ro1">
          <table:table-cell office:value-type="string" calcext:value-type="string">
            <text:p>W128K</text:p>
          </table:table-cell>
          <table:table-cell office:value-type="float" office:value="1.73590734247772" calcext:value-type="float">
            <text:p>1.73590734247772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S</text:p>
          </table:table-cell>
          <table:table-cell office:value-type="float" office:value="1.69844300866797" calcext:value-type="float">
            <text:p>1.69844300866797</text:p>
          </table:table-cell>
          <table:table-cell office:value-type="string" calcext:value-type="string">
            <text:p>NA</text:p>
          </table:table-cell>
          <table:table-cell office:value-type="float" office:value="0.0000118469281669735" calcext:value-type="float">
            <text:p>1.18469281669735E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8I</text:p>
          </table:table-cell>
          <table:table-cell office:value-type="float" office:value="1.67141227737481" calcext:value-type="float">
            <text:p>1.67141227737481</text:p>
          </table:table-cell>
          <table:table-cell office:value-type="string" calcext:value-type="string">
            <text:p>NA</text:p>
          </table:table-cell>
          <table:table-cell office:value-type="float" office:value="0.00172237454415167" calcext:value-type="float">
            <text:p>0.001722374544151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I</text:p>
          </table:table-cell>
          <table:table-cell office:value-type="float" office:value="1.66286581756294" calcext:value-type="float">
            <text:p>1.66286581756294</text:p>
          </table:table-cell>
          <table:table-cell office:value-type="string" calcext:value-type="string">
            <text:p>NA</text:p>
          </table:table-cell>
          <table:table-cell office:value-type="float" office:value="0.00000093711459081709" calcext:value-type="float">
            <text:p>9.37114590817087E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E</text:p>
          </table:table-cell>
          <table:table-cell office:value-type="float" office:value="1.61098304919623" calcext:value-type="float">
            <text:p>1.61098304919623</text:p>
          </table:table-cell>
          <table:table-cell office:value-type="string" calcext:value-type="string">
            <text:p>NA</text:p>
          </table:table-cell>
          <table:table-cell office:value-type="float" office:value="0.00159559117119026" calcext:value-type="float">
            <text:p>0.001595591171190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D</text:p>
          </table:table-cell>
          <table:table-cell office:value-type="float" office:value="1.60415111908267" calcext:value-type="float">
            <text:p>1.60415111908267</text:p>
          </table:table-cell>
          <table:table-cell office:value-type="string" calcext:value-type="string">
            <text:p>NA</text:p>
          </table:table-cell>
          <table:table-cell office:value-type="float" office:value="0.00426330528188847" calcext:value-type="float">
            <text:p>0.004263305281888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270L</text:p>
          </table:table-cell>
          <table:table-cell office:value-type="float" office:value="1.58732681001539" calcext:value-type="float">
            <text:p>1.58732681001539</text:p>
          </table:table-cell>
          <table:table-cell office:value-type="string" calcext:value-type="string">
            <text:p>NA</text:p>
          </table:table-cell>
          <table:table-cell office:value-type="float" office:value="0.00103621769980483" calcext:value-type="float">
            <text:p>0.001036217699804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I</text:p>
          </table:table-cell>
          <table:table-cell office:value-type="float" office:value="1.57797490169397" calcext:value-type="float">
            <text:p>1.57797490169397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D</text:p>
          </table:table-cell>
          <table:table-cell office:value-type="float" office:value="1.57107463431803" calcext:value-type="float">
            <text:p>1.57107463431803</text:p>
          </table:table-cell>
          <table:table-cell office:value-type="string" calcext:value-type="string">
            <text:p>NA</text:p>
          </table:table-cell>
          <table:table-cell office:value-type="float" office:value="0.00381848025694584" calcext:value-type="float">
            <text:p>0.003818480256945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4C</text:p>
          </table:table-cell>
          <table:table-cell office:value-type="float" office:value="1.56827885584523" calcext:value-type="float">
            <text:p>1.56827885584523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H</text:p>
          </table:table-cell>
          <table:table-cell office:value-type="float" office:value="1.56728269019831" calcext:value-type="float">
            <text:p>1.56728269019831</text:p>
          </table:table-cell>
          <table:table-cell office:value-type="string" calcext:value-type="string">
            <text:p>NA</text:p>
          </table:table-cell>
          <table:table-cell office:value-type="float" office:value="0.0103296504151345" calcext:value-type="float">
            <text:p>0.0103296504151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V</text:p>
          </table:table-cell>
          <table:table-cell office:value-type="float" office:value="1.56187662744852" calcext:value-type="float">
            <text:p>1.56187662744852</text:p>
          </table:table-cell>
          <table:table-cell office:value-type="string" calcext:value-type="string">
            <text:p>NA</text:p>
          </table:table-cell>
          <table:table-cell office:value-type="float" office:value="0.0000118469281669735" calcext:value-type="float">
            <text:p>1.18469281669735E-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I</text:p>
          </table:table-cell>
          <table:table-cell office:value-type="float" office:value="1.55539329254127" calcext:value-type="float">
            <text:p>1.55539329254127</text:p>
          </table:table-cell>
          <table:table-cell office:value-type="string" calcext:value-type="string">
            <text:p>NA</text:p>
          </table:table-cell>
          <table:table-cell office:value-type="float" office:value="0.00000920421946983573" calcext:value-type="float">
            <text:p>9.20421946983573E-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29T</text:p>
          </table:table-cell>
          <table:table-cell office:value-type="float" office:value="1.54439741217239" calcext:value-type="float">
            <text:p>1.54439741217239</text:p>
          </table:table-cell>
          <table:table-cell office:value-type="string" calcext:value-type="string">
            <text:p>NA</text:p>
          </table:table-cell>
          <table:table-cell office:value-type="float" office:value="0.000171242492056995" calcext:value-type="float">
            <text:p>0.00017124249205699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M</text:p>
          </table:table-cell>
          <table:table-cell office:value-type="float" office:value="1.54387594754147" calcext:value-type="float">
            <text:p>1.54387594754147</text:p>
          </table:table-cell>
          <table:table-cell office:value-type="string" calcext:value-type="string">
            <text:p>NA</text:p>
          </table:table-cell>
          <table:table-cell office:value-type="float" office:value="0.000473810533677128" calcext:value-type="float">
            <text:p>0.000473810533677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42D</text:p>
          </table:table-cell>
          <table:table-cell office:value-type="float" office:value="1.543416178379" calcext:value-type="float">
            <text:p>1.543416178379</text:p>
          </table:table-cell>
          <table:table-cell office:value-type="string" calcext:value-type="string">
            <text:p>NA</text:p>
          </table:table-cell>
          <table:table-cell office:value-type="float" office:value="0.0122597080673315" calcext:value-type="float">
            <text:p>0.01225970806733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5I</text:p>
          </table:table-cell>
          <table:table-cell office:value-type="float" office:value="1.53842838219288" calcext:value-type="float">
            <text:p>1.53842838219288</text:p>
          </table:table-cell>
          <table:table-cell office:value-type="string" calcext:value-type="string">
            <text:p>NA</text:p>
          </table:table-cell>
          <table:table-cell office:value-type="float" office:value="0.0000915458304149294" calcext:value-type="float">
            <text:p>9.15458304149294E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42T</text:p>
          </table:table-cell>
          <table:table-cell office:value-type="float" office:value="1.53298942497887" calcext:value-type="float">
            <text:p>1.53298942497887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L</text:p>
          </table:table-cell>
          <table:table-cell office:value-type="float" office:value="1.52058973903878" calcext:value-type="float">
            <text:p>1.52058973903878</text:p>
          </table:table-cell>
          <table:table-cell office:value-type="string" calcext:value-type="string">
            <text:p>NA</text:p>
          </table:table-cell>
          <table:table-cell office:value-type="float" office:value="0.000196722469324354" calcext:value-type="float">
            <text:p>0.0001967224693243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98D</text:p>
          </table:table-cell>
          <table:table-cell office:value-type="float" office:value="1.51053839617066" calcext:value-type="float">
            <text:p>1.51053839617066</text:p>
          </table:table-cell>
          <table:table-cell office:value-type="string" calcext:value-type="string">
            <text:p>NA</text:p>
          </table:table-cell>
          <table:table-cell office:value-type="float" office:value="0.00509558197008333" calcext:value-type="float">
            <text:p>0.00509558197008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C</text:p>
          </table:table-cell>
          <table:table-cell office:value-type="float" office:value="1.50166090148967" calcext:value-type="float">
            <text:p>1.50166090148967</text:p>
          </table:table-cell>
          <table:table-cell office:value-type="string" calcext:value-type="string">
            <text:p>NA</text:p>
          </table:table-cell>
          <table:table-cell office:value-type="float" office:value="0.00250582931412654" calcext:value-type="float">
            <text:p>0.002505829314126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322H</text:p>
          </table:table-cell>
          <table:table-cell office:value-type="float" office:value="1.48759714228603" calcext:value-type="float">
            <text:p>1.48759714228603</text:p>
          </table:table-cell>
          <table:table-cell office:value-type="string" calcext:value-type="string">
            <text:p>NA</text:p>
          </table:table-cell>
          <table:table-cell office:value-type="float" office:value="0.00361438143020345" calcext:value-type="float">
            <text:p>0.003614381430203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A</text:p>
          </table:table-cell>
          <table:table-cell office:value-type="float" office:value="1.47932743543371" calcext:value-type="float">
            <text:p>1.47932743543371</text:p>
          </table:table-cell>
          <table:table-cell office:value-type="string" calcext:value-type="string">
            <text:p>NA</text:p>
          </table:table-cell>
          <table:table-cell office:value-type="float" office:value="0.000725432803413605" calcext:value-type="float">
            <text:p>0.0007254328034136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322A</text:p>
          </table:table-cell>
          <table:table-cell office:value-type="float" office:value="1.47297337077574" calcext:value-type="float">
            <text:p>1.47297337077574</text:p>
          </table:table-cell>
          <table:table-cell office:value-type="string" calcext:value-type="string">
            <text:p>NA</text:p>
          </table:table-cell>
          <table:table-cell office:value-type="float" office:value="0.00361438143020345" calcext:value-type="float">
            <text:p>0.003614381430203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T</text:p>
          </table:table-cell>
          <table:table-cell office:value-type="float" office:value="1.47209521653087" calcext:value-type="float">
            <text:p>1.47209521653087</text:p>
          </table:table-cell>
          <table:table-cell office:value-type="string" calcext:value-type="string">
            <text:p>NA</text:p>
          </table:table-cell>
          <table:table-cell office:value-type="float" office:value="0.000806051874252312" calcext:value-type="float">
            <text:p>0.0008060518742523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C</text:p>
          </table:table-cell>
          <table:table-cell office:value-type="float" office:value="1.45900690932044" calcext:value-type="float">
            <text:p>1.45900690932044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26M</text:p>
          </table:table-cell>
          <table:table-cell office:value-type="float" office:value="1.45695158751297" calcext:value-type="float">
            <text:p>1.45695158751297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T</text:p>
          </table:table-cell>
          <table:table-cell office:value-type="float" office:value="1.45270796016504" calcext:value-type="float">
            <text:p>1.45270796016504</text:p>
          </table:table-cell>
          <table:table-cell office:value-type="string" calcext:value-type="string">
            <text:p>NA</text:p>
          </table:table-cell>
          <table:table-cell office:value-type="float" office:value="0.0374043647637138" calcext:value-type="float">
            <text:p>0.0374043647637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R</text:p>
          </table:table-cell>
          <table:table-cell office:value-type="float" office:value="1.4429925500429" calcext:value-type="float">
            <text:p>1.4429925500429</text:p>
          </table:table-cell>
          <table:table-cell office:value-type="string" calcext:value-type="string">
            <text:p>NA</text:p>
          </table:table-cell>
          <table:table-cell office:value-type="float" office:value="0.000134068626175153" calcext:value-type="float">
            <text:p>0.0001340686261751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Q</text:p>
          </table:table-cell>
          <table:table-cell office:value-type="float" office:value="1.41966057100402" calcext:value-type="float">
            <text:p>1.41966057100402</text:p>
          </table:table-cell>
          <table:table-cell office:value-type="string" calcext:value-type="string">
            <text:p>NA</text:p>
          </table:table-cell>
          <table:table-cell office:value-type="float" office:value="0.00172237454415167" calcext:value-type="float">
            <text:p>0.0017223745441516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L</text:p>
          </table:table-cell>
          <table:table-cell office:value-type="float" office:value="1.39296385744969" calcext:value-type="float">
            <text:p>1.39296385744969</text:p>
          </table:table-cell>
          <table:table-cell office:value-type="string" calcext:value-type="string">
            <text:p>NA</text:p>
          </table:table-cell>
          <table:table-cell office:value-type="float" office:value="0.0374043647637138" calcext:value-type="float">
            <text:p>0.0374043647637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26N</text:p>
          </table:table-cell>
          <table:table-cell office:value-type="float" office:value="1.39047545638264" calcext:value-type="float">
            <text:p>1.39047545638264</text:p>
          </table:table-cell>
          <table:table-cell office:value-type="string" calcext:value-type="string">
            <text:p>NA</text:p>
          </table:table-cell>
          <table:table-cell office:value-type="float" office:value="0.0374043647637138" calcext:value-type="float">
            <text:p>0.0374043647637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26Q</text:p>
          </table:table-cell>
          <table:table-cell office:value-type="float" office:value="1.38370112044334" calcext:value-type="float">
            <text:p>1.38370112044334</text:p>
          </table:table-cell>
          <table:table-cell office:value-type="string" calcext:value-type="string">
            <text:p>NA</text:p>
          </table:table-cell>
          <table:table-cell office:value-type="float" office:value="0.00729932719059918" calcext:value-type="float">
            <text:p>0.007299327190599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8A</text:p>
          </table:table-cell>
          <table:table-cell office:value-type="float" office:value="1.38210077891617" calcext:value-type="float">
            <text:p>1.38210077891617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F</text:p>
          </table:table-cell>
          <table:table-cell office:value-type="float" office:value="1.37301732934594" calcext:value-type="float">
            <text:p>1.37301732934594</text:p>
          </table:table-cell>
          <table:table-cell office:value-type="string" calcext:value-type="string">
            <text:p>NA</text:p>
          </table:table-cell>
          <table:table-cell office:value-type="float" office:value="0.00172237454415167" calcext:value-type="float">
            <text:p>0.001722374544151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K</text:p>
          </table:table-cell>
          <table:table-cell office:value-type="float" office:value="1.3725983212842" calcext:value-type="float">
            <text:p>1.3725983212842</text:p>
          </table:table-cell>
          <table:table-cell office:value-type="string" calcext:value-type="string">
            <text:p>NA</text:p>
          </table:table-cell>
          <table:table-cell office:value-type="float" office:value="0.0170864280570671" calcext:value-type="float">
            <text:p>0.01708642805706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42H</text:p>
          </table:table-cell>
          <table:table-cell office:value-type="float" office:value="1.37026058036478" calcext:value-type="float">
            <text:p>1.37026058036478</text:p>
          </table:table-cell>
          <table:table-cell office:value-type="string" calcext:value-type="string">
            <text:p>NA</text:p>
          </table:table-cell>
          <table:table-cell office:value-type="float" office:value="0.0122597080673315" calcext:value-type="float">
            <text:p>0.01225970806733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270M</text:p>
          </table:table-cell>
          <table:table-cell office:value-type="float" office:value="1.36567342527116" calcext:value-type="float">
            <text:p>1.36567342527116</text:p>
          </table:table-cell>
          <table:table-cell office:value-type="string" calcext:value-type="string">
            <text:p>NA</text:p>
          </table:table-cell>
          <table:table-cell office:value-type="float" office:value="0.00604653832688705" calcext:value-type="float">
            <text:p>0.006046538326887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Y</text:p>
          </table:table-cell>
          <table:table-cell office:value-type="float" office:value="1.36355800235835" calcext:value-type="float">
            <text:p>1.36355800235835</text:p>
          </table:table-cell>
          <table:table-cell office:value-type="string" calcext:value-type="string">
            <text:p>NA</text:p>
          </table:table-cell>
          <table:table-cell office:value-type="float" office:value="0.0123359118638884" calcext:value-type="float">
            <text:p>0.01233591186388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C</text:p>
          </table:table-cell>
          <table:table-cell office:value-type="float" office:value="1.35732293512205" calcext:value-type="float">
            <text:p>1.35732293512205</text:p>
          </table:table-cell>
          <table:table-cell office:value-type="string" calcext:value-type="string">
            <text:p>NA</text:p>
          </table:table-cell>
          <table:table-cell office:value-type="float" office:value="0.000359033150484964" calcext:value-type="float">
            <text:p>0.0003590331504849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61G</text:p>
          </table:table-cell>
          <table:table-cell office:value-type="float" office:value="1.3537399049591" calcext:value-type="float">
            <text:p>1.3537399049591</text:p>
          </table:table-cell>
          <table:table-cell office:value-type="string" calcext:value-type="string">
            <text:p>NA</text:p>
          </table:table-cell>
          <table:table-cell office:value-type="float" office:value="0.0374043647637138" calcext:value-type="float">
            <text:p>0.0374043647637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98E</text:p>
          </table:table-cell>
          <table:table-cell office:value-type="float" office:value="1.35289567608276" calcext:value-type="float">
            <text:p>1.35289567608276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4V</text:p>
          </table:table-cell>
          <table:table-cell office:value-type="float" office:value="1.35116456122323" calcext:value-type="float">
            <text:p>1.35116456122323</text:p>
          </table:table-cell>
          <table:table-cell office:value-type="string" calcext:value-type="string">
            <text:p>NA</text:p>
          </table:table-cell>
          <table:table-cell office:value-type="float" office:value="0.00361438143020345" calcext:value-type="float">
            <text:p>0.003614381430203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T</text:p>
          </table:table-cell>
          <table:table-cell office:value-type="float" office:value="1.35062848915227" calcext:value-type="float">
            <text:p>1.35062848915227</text:p>
          </table:table-cell>
          <table:table-cell office:value-type="string" calcext:value-type="string">
            <text:p>NA</text:p>
          </table:table-cell>
          <table:table-cell office:value-type="float" office:value="0.0374043647637138" calcext:value-type="float">
            <text:p>0.0374043647637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W</text:p>
          </table:table-cell>
          <table:table-cell office:value-type="float" office:value="1.34898098632944" calcext:value-type="float">
            <text:p>1.34898098632944</text:p>
          </table:table-cell>
          <table:table-cell office:value-type="string" calcext:value-type="string">
            <text:p>NA</text:p>
          </table:table-cell>
          <table:table-cell office:value-type="float" office:value="0.0187004287511787" calcext:value-type="float">
            <text:p>0.01870042875117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31F</text:p>
          </table:table-cell>
          <table:table-cell office:value-type="float" office:value="1.3418267571826" calcext:value-type="float">
            <text:p>1.3418267571826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5Q</text:p>
          </table:table-cell>
          <table:table-cell office:value-type="float" office:value="1.34119077472735" calcext:value-type="float">
            <text:p>1.34119077472735</text:p>
          </table:table-cell>
          <table:table-cell office:value-type="string" calcext:value-type="string">
            <text:p>NA</text:p>
          </table:table-cell>
          <table:table-cell office:value-type="float" office:value="0.000667943393948373" calcext:value-type="float">
            <text:p>0.00066794339394837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322G</text:p>
          </table:table-cell>
          <table:table-cell office:value-type="float" office:value="1.34091241350639" calcext:value-type="float">
            <text:p>1.34091241350639</text:p>
          </table:table-cell>
          <table:table-cell office:value-type="string" calcext:value-type="string">
            <text:p>NA</text:p>
          </table:table-cell>
          <table:table-cell office:value-type="float" office:value="0.00361438143020345" calcext:value-type="float">
            <text:p>0.003614381430203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N</text:p>
          </table:table-cell>
          <table:table-cell office:value-type="float" office:value="1.34067040787517" calcext:value-type="float">
            <text:p>1.34067040787517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C</text:p>
          </table:table-cell>
          <table:table-cell office:value-type="float" office:value="1.33914730029717" calcext:value-type="float">
            <text:p>1.33914730029717</text:p>
          </table:table-cell>
          <table:table-cell office:value-type="string" calcext:value-type="string">
            <text:p>NA</text:p>
          </table:table-cell>
          <table:table-cell office:value-type="float" office:value="0.0178547619120401" calcext:value-type="float">
            <text:p>0.01785476191204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Q</text:p>
          </table:table-cell>
          <table:table-cell office:value-type="float" office:value="1.33213170657037" calcext:value-type="float">
            <text:p>1.33213170657037</text:p>
          </table:table-cell>
          <table:table-cell office:value-type="string" calcext:value-type="string">
            <text:p>NA</text:p>
          </table:table-cell>
          <table:table-cell office:value-type="float" office:value="0.0117734211311514" calcext:value-type="float">
            <text:p>0.01177342113115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T</text:p>
          </table:table-cell>
          <table:table-cell office:value-type="float" office:value="1.32898117349414" calcext:value-type="float">
            <text:p>1.32898117349414</text:p>
          </table:table-cell>
          <table:table-cell office:value-type="string" calcext:value-type="string">
            <text:p>NA</text:p>
          </table:table-cell>
          <table:table-cell office:value-type="float" office:value="0.0162581245340669" calcext:value-type="float">
            <text:p>0.01625812453406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322R</text:p>
          </table:table-cell>
          <table:table-cell office:value-type="float" office:value="1.32566669213933" calcext:value-type="float">
            <text:p>1.32566669213933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31L</text:p>
          </table:table-cell>
          <table:table-cell office:value-type="float" office:value="1.32103579606373" calcext:value-type="float">
            <text:p>1.32103579606373</text:p>
          </table:table-cell>
          <table:table-cell office:value-type="string" calcext:value-type="string">
            <text:p>NA</text:p>
          </table:table-cell>
          <table:table-cell office:value-type="float" office:value="0.0453522487038177" calcext:value-type="float">
            <text:p>0.0453522487038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358W</text:p>
          </table:table-cell>
          <table:table-cell office:value-type="float" office:value="1.31238055960981" calcext:value-type="float">
            <text:p>1.31238055960981</text:p>
          </table:table-cell>
          <table:table-cell office:value-type="string" calcext:value-type="string">
            <text:p>NA</text:p>
          </table:table-cell>
          <table:table-cell office:value-type="float" office:value="0.0214955901829122" calcext:value-type="float">
            <text:p>0.02149559018291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E</text:p>
          </table:table-cell>
          <table:table-cell office:value-type="float" office:value="1.3123694202689" calcext:value-type="float">
            <text:p>1.3123694202689</text:p>
          </table:table-cell>
          <table:table-cell office:value-type="string" calcext:value-type="string">
            <text:p>NA</text:p>
          </table:table-cell>
          <table:table-cell office:value-type="float" office:value="0.000496122155365657" calcext:value-type="float">
            <text:p>0.0004961221553656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98Q</text:p>
          </table:table-cell>
          <table:table-cell office:value-type="float" office:value="1.30825519512887" calcext:value-type="float">
            <text:p>1.30825519512887</text:p>
          </table:table-cell>
          <table:table-cell office:value-type="string" calcext:value-type="string">
            <text:p>NA</text:p>
          </table:table-cell>
          <table:table-cell office:value-type="float" office:value="0.0178547619120401" calcext:value-type="float">
            <text:p>0.01785476191204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I</text:p>
          </table:table-cell>
          <table:table-cell office:value-type="float" office:value="1.306303144051" calcext:value-type="float">
            <text:p>1.306303144051</text:p>
          </table:table-cell>
          <table:table-cell office:value-type="string" calcext:value-type="string">
            <text:p>NA</text:p>
          </table:table-cell>
          <table:table-cell office:value-type="float" office:value="0.00376065551111549" calcext:value-type="float">
            <text:p>0.003760655511115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99L</text:p>
          </table:table-cell>
          <table:table-cell office:value-type="float" office:value="1.29921441473817" calcext:value-type="float">
            <text:p>1.29921441473817</text:p>
          </table:table-cell>
          <table:table-cell office:value-type="string" calcext:value-type="string">
            <text:p>NA</text:p>
          </table:table-cell>
          <table:table-cell office:value-type="float" office:value="0.00342551209755517" calcext:value-type="float">
            <text:p>0.003425512097555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F</text:p>
          </table:table-cell>
          <table:table-cell office:value-type="float" office:value="1.29005823946219" calcext:value-type="float">
            <text:p>1.29005823946219</text:p>
          </table:table-cell>
          <table:table-cell office:value-type="string" calcext:value-type="string">
            <text:p>NA</text:p>
          </table:table-cell>
          <table:table-cell office:value-type="float" office:value="0.0460970253652776" calcext:value-type="float">
            <text:p>0.04609702536527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V</text:p>
          </table:table-cell>
          <table:table-cell office:value-type="float" office:value="1.28312142818527" calcext:value-type="float">
            <text:p>1.28312142818527</text:p>
          </table:table-cell>
          <table:table-cell office:value-type="string" calcext:value-type="string">
            <text:p>NA</text:p>
          </table:table-cell>
          <table:table-cell office:value-type="float" office:value="0.0324181125785871" calcext:value-type="float">
            <text:p>0.03241811257858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259C</text:p>
          </table:table-cell>
          <table:table-cell office:value-type="float" office:value="1.28129636526553" calcext:value-type="float">
            <text:p>1.28129636526553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I</text:p>
          </table:table-cell>
          <table:table-cell office:value-type="float" office:value="1.25881753029624" calcext:value-type="float">
            <text:p>1.25881753029624</text:p>
          </table:table-cell>
          <table:table-cell office:value-type="string" calcext:value-type="string">
            <text:p>NA</text:p>
          </table:table-cell>
          <table:table-cell office:value-type="float" office:value="0.00381848025694584" calcext:value-type="float">
            <text:p>0.003818480256945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4M</text:p>
          </table:table-cell>
          <table:table-cell office:value-type="float" office:value="1.25863313602546" calcext:value-type="float">
            <text:p>1.25863313602546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56M</text:p>
          </table:table-cell>
          <table:table-cell office:value-type="float" office:value="1.25524086820063" calcext:value-type="float">
            <text:p>1.25524086820063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56I</text:p>
          </table:table-cell>
          <table:table-cell office:value-type="float" office:value="1.24131724508003" calcext:value-type="float">
            <text:p>1.24131724508003</text:p>
          </table:table-cell>
          <table:table-cell office:value-type="string" calcext:value-type="string">
            <text:p>NA</text:p>
          </table:table-cell>
          <table:table-cell office:value-type="float" office:value="0.0103296504151345" calcext:value-type="float">
            <text:p>0.01032965041513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337L</text:p>
          </table:table-cell>
          <table:table-cell office:value-type="float" office:value="1.23949294688359" calcext:value-type="float">
            <text:p>1.23949294688359</text:p>
          </table:table-cell>
          <table:table-cell office:value-type="string" calcext:value-type="string">
            <text:p>NA</text:p>
          </table:table-cell>
          <table:table-cell office:value-type="float" office:value="0.021520494040376" calcext:value-type="float">
            <text:p>0.0215204940403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270C</text:p>
          </table:table-cell>
          <table:table-cell office:value-type="float" office:value="1.2343119397531" calcext:value-type="float">
            <text:p>1.2343119397531</text:p>
          </table:table-cell>
          <table:table-cell office:value-type="string" calcext:value-type="string">
            <text:p>NA</text:p>
          </table:table-cell>
          <table:table-cell office:value-type="float" office:value="0.0149190859863579" calcext:value-type="float">
            <text:p>0.01491908598635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467D</text:p>
          </table:table-cell>
          <table:table-cell office:value-type="float" office:value="1.22342871080023" calcext:value-type="float">
            <text:p>1.22342871080023</text:p>
          </table:table-cell>
          <table:table-cell office:value-type="string" calcext:value-type="string">
            <text:p>NA</text:p>
          </table:table-cell>
          <table:table-cell office:value-type="float" office:value="0.0103296504151345" calcext:value-type="float">
            <text:p>0.01032965041513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5N</text:p>
          </table:table-cell>
          <table:table-cell office:value-type="float" office:value="1.21658500500941" calcext:value-type="float">
            <text:p>1.21658500500941</text:p>
          </table:table-cell>
          <table:table-cell office:value-type="string" calcext:value-type="string">
            <text:p>NA</text:p>
          </table:table-cell>
          <table:table-cell office:value-type="float" office:value="0.0257769469405922" calcext:value-type="float">
            <text:p>0.02577694694059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5I</text:p>
          </table:table-cell>
          <table:table-cell office:value-type="float" office:value="1.21612798139222" calcext:value-type="float">
            <text:p>1.21612798139222</text:p>
          </table:table-cell>
          <table:table-cell office:value-type="string" calcext:value-type="string">
            <text:p>NA</text:p>
          </table:table-cell>
          <table:table-cell office:value-type="float" office:value="0.0427722282373015" calcext:value-type="float">
            <text:p>0.0427722282373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444G</text:p>
          </table:table-cell>
          <table:table-cell office:value-type="float" office:value="1.2158450332619" calcext:value-type="float">
            <text:p>1.2158450332619</text:p>
          </table:table-cell>
          <table:table-cell office:value-type="string" calcext:value-type="string">
            <text:p>NA</text:p>
          </table:table-cell>
          <table:table-cell office:value-type="float" office:value="0.0162581245340669" calcext:value-type="float">
            <text:p>0.01625812453406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42E</text:p>
          </table:table-cell>
          <table:table-cell office:value-type="float" office:value="1.2084954140731" calcext:value-type="float">
            <text:p>1.2084954140731</text:p>
          </table:table-cell>
          <table:table-cell office:value-type="string" calcext:value-type="string">
            <text:p>NA</text:p>
          </table:table-cell>
          <table:table-cell office:value-type="float" office:value="0.0399279703355781" calcext:value-type="float">
            <text:p>0.03992797033557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33L</text:p>
          </table:table-cell>
          <table:table-cell office:value-type="float" office:value="1.20100634599058" calcext:value-type="float">
            <text:p>1.20100634599058</text:p>
          </table:table-cell>
          <table:table-cell office:value-type="string" calcext:value-type="string">
            <text:p>NA</text:p>
          </table:table-cell>
          <table:table-cell office:value-type="float" office:value="0.00863979946305184" calcext:value-type="float">
            <text:p>0.008639799463051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29E</text:p>
          </table:table-cell>
          <table:table-cell office:value-type="float" office:value="1.1984404676766" calcext:value-type="float">
            <text:p>1.1984404676766</text:p>
          </table:table-cell>
          <table:table-cell office:value-type="string" calcext:value-type="string">
            <text:p>NA</text:p>
          </table:table-cell>
          <table:table-cell office:value-type="float" office:value="0.0429408748420126" calcext:value-type="float">
            <text:p>0.0429408748420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06E</text:p>
          </table:table-cell>
          <table:table-cell office:value-type="float" office:value="1.19707360563141" calcext:value-type="float">
            <text:p>1.19707360563141</text:p>
          </table:table-cell>
          <table:table-cell office:value-type="string" calcext:value-type="string">
            <text:p>NA</text:p>
          </table:table-cell>
          <table:table-cell office:value-type="float" office:value="0.0141897643454548" calcext:value-type="float">
            <text:p>0.01418976434545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456A</text:p>
          </table:table-cell>
          <table:table-cell office:value-type="float" office:value="1.18725240957847" calcext:value-type="float">
            <text:p>1.18725240957847</text:p>
          </table:table-cell>
          <table:table-cell office:value-type="string" calcext:value-type="string">
            <text:p>NA</text:p>
          </table:table-cell>
          <table:table-cell office:value-type="float" office:value="0.0465562437687143" calcext:value-type="float">
            <text:p>0.0465562437687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N</text:p>
          </table:table-cell>
          <table:table-cell office:value-type="float" office:value="1.1869737976865" calcext:value-type="float">
            <text:p>1.1869737976865</text:p>
          </table:table-cell>
          <table:table-cell office:value-type="string" calcext:value-type="string">
            <text:p>NA</text:p>
          </table:table-cell>
          <table:table-cell office:value-type="float" office:value="0.0460970253652776" calcext:value-type="float">
            <text:p>0.04609702536527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229S</text:p>
          </table:table-cell>
          <table:table-cell office:value-type="float" office:value="1.17851554996006" calcext:value-type="float">
            <text:p>1.17851554996006</text:p>
          </table:table-cell>
          <table:table-cell office:value-type="string" calcext:value-type="string">
            <text:p>NA</text:p>
          </table:table-cell>
          <table:table-cell office:value-type="float" office:value="0.0324169237652684" calcext:value-type="float">
            <text:p>0.03241692376526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26G</text:p>
          </table:table-cell>
          <table:table-cell office:value-type="float" office:value="1.17827235488058" calcext:value-type="float">
            <text:p>1.17827235488058</text:p>
          </table:table-cell>
          <table:table-cell office:value-type="string" calcext:value-type="string">
            <text:p>NA</text:p>
          </table:table-cell>
          <table:table-cell office:value-type="float" office:value="0.000806051874252312" calcext:value-type="float">
            <text:p>0.0008060518742523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23P</text:p>
          </table:table-cell>
          <table:table-cell office:value-type="float" office:value="1.1781753152033" calcext:value-type="float">
            <text:p>1.1781753152033</text:p>
          </table:table-cell>
          <table:table-cell office:value-type="string" calcext:value-type="string">
            <text:p>NA</text:p>
          </table:table-cell>
          <table:table-cell office:value-type="float" office:value="0.0276278281255654" calcext:value-type="float">
            <text:p>0.027627828125565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60S</text:p>
          </table:table-cell>
          <table:table-cell office:value-type="float" office:value="1.15525121959126" calcext:value-type="float">
            <text:p>1.15525121959126</text:p>
          </table:table-cell>
          <table:table-cell office:value-type="string" calcext:value-type="string">
            <text:p>NA</text:p>
          </table:table-cell>
          <table:table-cell office:value-type="float" office:value="0.0122597080673315" calcext:value-type="float">
            <text:p>0.01225970806733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N</text:p>
          </table:table-cell>
          <table:table-cell office:value-type="float" office:value="1.15475856210259" calcext:value-type="float">
            <text:p>1.15475856210259</text:p>
          </table:table-cell>
          <table:table-cell office:value-type="string" calcext:value-type="string">
            <text:p>NA</text:p>
          </table:table-cell>
          <table:table-cell office:value-type="float" office:value="0.0300160720572159" calcext:value-type="float">
            <text:p>0.03001607205721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5V</text:p>
          </table:table-cell>
          <table:table-cell office:value-type="float" office:value="1.13055824638295" calcext:value-type="float">
            <text:p>1.13055824638295</text:p>
          </table:table-cell>
          <table:table-cell office:value-type="string" calcext:value-type="string">
            <text:p>NA</text:p>
          </table:table-cell>
          <table:table-cell office:value-type="float" office:value="0.0294198528467361" calcext:value-type="float">
            <text:p>0.02941985284673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50C</text:p>
          </table:table-cell>
          <table:table-cell office:value-type="float" office:value="1.11600006753074" calcext:value-type="float">
            <text:p>1.11600006753074</text:p>
          </table:table-cell>
          <table:table-cell office:value-type="string" calcext:value-type="string">
            <text:p>NA</text:p>
          </table:table-cell>
          <table:table-cell office:value-type="float" office:value="0.0474386895095956" calcext:value-type="float">
            <text:p>0.04743868950959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5E</text:p>
          </table:table-cell>
          <table:table-cell office:value-type="float" office:value="1.11220424938105" calcext:value-type="float">
            <text:p>1.11220424938105</text:p>
          </table:table-cell>
          <table:table-cell office:value-type="string" calcext:value-type="string">
            <text:p>NA</text:p>
          </table:table-cell>
          <table:table-cell office:value-type="float" office:value="0.0468444825163539" calcext:value-type="float">
            <text:p>0.04684448251635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G</text:p>
          </table:table-cell>
          <table:table-cell office:value-type="float" office:value="1.10795776583774" calcext:value-type="float">
            <text:p>1.10795776583774</text:p>
          </table:table-cell>
          <table:table-cell office:value-type="string" calcext:value-type="string">
            <text:p>NA</text:p>
          </table:table-cell>
          <table:table-cell office:value-type="float" office:value="0.0296947154835705" calcext:value-type="float">
            <text:p>0.02969471548357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323R</text:p>
          </table:table-cell>
          <table:table-cell office:value-type="float" office:value="1.10351158333933" calcext:value-type="float">
            <text:p>1.10351158333933</text:p>
          </table:table-cell>
          <table:table-cell office:value-type="string" calcext:value-type="string">
            <text:p>NA</text:p>
          </table:table-cell>
          <table:table-cell office:value-type="float" office:value="0.0191261571601166" calcext:value-type="float">
            <text:p>0.01912615716011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453R</text:p>
          </table:table-cell>
          <table:table-cell office:value-type="float" office:value="1.08323172694098" calcext:value-type="float">
            <text:p>1.08323172694098</text:p>
          </table:table-cell>
          <table:table-cell office:value-type="string" calcext:value-type="string">
            <text:p>NA</text:p>
          </table:table-cell>
          <table:table-cell office:value-type="float" office:value="0.0465562437687143" calcext:value-type="float">
            <text:p>0.0465562437687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23S</text:p>
          </table:table-cell>
          <table:table-cell office:value-type="float" office:value="1.0591076743153" calcext:value-type="float">
            <text:p>1.0591076743153</text:p>
          </table:table-cell>
          <table:table-cell office:value-type="string" calcext:value-type="string">
            <text:p>NA</text:p>
          </table:table-cell>
          <table:table-cell office:value-type="float" office:value="0.0259242859232285" calcext:value-type="float">
            <text:p>0.02592428592322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1"/>
        <table:table-column table:style-name="co7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Amino acid exchange</text:p>
          </table:table-cell>
          <table:table-cell office:value-type="string" calcext:value-type="string">
            <text:p>Normalized fitness score</text:p>
          </table:table-cell>
          <table:table-cell office:value-type="string" calcext:value-type="string">
            <text:p>adj. p value</text:p>
          </table:table-cell>
          <table:table-cell office:value-type="string" calcext:value-type="string">
            <text:p>Number barcodes</text:p>
          </table:table-cell>
        </table:table-row>
        <table:table-row table:style-name="ro1">
          <table:table-cell office:value-type="string" calcext:value-type="string">
            <text:p>W128K</text:p>
          </table:table-cell>
          <table:table-cell office:value-type="float" office:value="1.73590734247772" calcext:value-type="float">
            <text:p>1.74</text:p>
          </table:table-cell>
          <table:table-cell office:value-type="float" office:value="0.0259242859232285" calcext:value-type="float">
            <text:p>2.59E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358S</text:p>
          </table:table-cell>
          <table:table-cell office:value-type="float" office:value="1.69844300866797" calcext:value-type="float">
            <text:p>1.70</text:p>
          </table:table-cell>
          <table:table-cell office:value-type="float" office:value="0.0000118469281669735" calcext:value-type="float">
            <text:p>1.18E-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128I</text:p>
          </table:table-cell>
          <table:table-cell office:value-type="float" office:value="1.67141227737481" calcext:value-type="float">
            <text:p>1.67</text:p>
          </table:table-cell>
          <table:table-cell office:value-type="float" office:value="0.00172237454415167" calcext:value-type="float">
            <text:p>1.72E-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360I</text:p>
          </table:table-cell>
          <table:table-cell office:value-type="float" office:value="1.66286581756294" calcext:value-type="float">
            <text:p>1.66</text:p>
          </table:table-cell>
          <table:table-cell office:value-type="float" office:value="0.00000093711459081709" calcext:value-type="float">
            <text:p>9.37E-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358E</text:p>
          </table:table-cell>
          <table:table-cell office:value-type="float" office:value="1.61098304919623" calcext:value-type="float">
            <text:p>1.61</text:p>
          </table:table-cell>
          <table:table-cell office:value-type="float" office:value="0.00159559117119026" calcext:value-type="float">
            <text:p>1.60E-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358D</text:p>
          </table:table-cell>
          <table:table-cell office:value-type="float" office:value="1.60415111908267" calcext:value-type="float">
            <text:p>1.60</text:p>
          </table:table-cell>
          <table:table-cell office:value-type="float" office:value="0.00426330528188847" calcext:value-type="float">
            <text:p>4.26E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270L</text:p>
          </table:table-cell>
          <table:table-cell office:value-type="float" office:value="1.58732681001539" calcext:value-type="float">
            <text:p>1.59</text:p>
          </table:table-cell>
          <table:table-cell office:value-type="float" office:value="0.00103621769980483" calcext:value-type="float">
            <text:p>1.04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233I</text:p>
          </table:table-cell>
          <table:table-cell office:value-type="float" office:value="1.57797490169397" calcext:value-type="float">
            <text:p>1.58</text:p>
          </table:table-cell>
          <table:table-cell office:value-type="float" office:value="0.00863979946305184" calcext:value-type="float">
            <text:p>8.64E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360D</text:p>
          </table:table-cell>
          <table:table-cell office:value-type="float" office:value="1.57107463431803" calcext:value-type="float">
            <text:p>1.57</text:p>
          </table:table-cell>
          <table:table-cell office:value-type="float" office:value="0.00381848025694584" calcext:value-type="float">
            <text:p>3.82E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04C</text:p>
          </table:table-cell>
          <table:table-cell office:value-type="float" office:value="1.56827885584523" calcext:value-type="float">
            <text:p>1.57</text:p>
          </table:table-cell>
          <table:table-cell office:value-type="float" office:value="0.0259242859232285" calcext:value-type="float">
            <text:p>2.59E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233H</text:p>
          </table:table-cell>
          <table:table-cell office:value-type="float" office:value="1.56728269019831" calcext:value-type="float">
            <text:p>1.57</text:p>
          </table:table-cell>
          <table:table-cell office:value-type="float" office:value="0.0103296504151345" calcext:value-type="float">
            <text:p>1.03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358V</text:p>
          </table:table-cell>
          <table:table-cell office:value-type="float" office:value="1.56187662744852" calcext:value-type="float">
            <text:p>1.56</text:p>
          </table:table-cell>
          <table:table-cell office:value-type="float" office:value="0.0000118469281669735" calcext:value-type="float">
            <text:p>1.18E-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358I</text:p>
          </table:table-cell>
          <table:table-cell office:value-type="float" office:value="1.55539329254127" calcext:value-type="float">
            <text:p>1.56</text:p>
          </table:table-cell>
          <table:table-cell office:value-type="float" office:value="0.00000920421946983573" calcext:value-type="float">
            <text:p>9.20E-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329T</text:p>
          </table:table-cell>
          <table:table-cell office:value-type="float" office:value="1.54439741217239" calcext:value-type="float">
            <text:p>1.54</text:p>
          </table:table-cell>
          <table:table-cell office:value-type="float" office:value="0.000171242492056995" calcext:value-type="float">
            <text:p>1.71E-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360M</text:p>
          </table:table-cell>
          <table:table-cell office:value-type="float" office:value="1.54387594754147" calcext:value-type="float">
            <text:p>1.54</text:p>
          </table:table-cell>
          <table:table-cell office:value-type="float" office:value="0.000473810533677128" calcext:value-type="float">
            <text:p>4.74E-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142D</text:p>
          </table:table-cell>
          <table:table-cell office:value-type="float" office:value="1.543416178379" calcext:value-type="float">
            <text:p>1.54</text:p>
          </table:table-cell>
          <table:table-cell office:value-type="float" office:value="0.0122597080673315" calcext:value-type="float">
            <text:p>1.23E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45I</text:p>
          </table:table-cell>
          <table:table-cell office:value-type="float" office:value="1.53842838219288" calcext:value-type="float">
            <text:p>1.54</text:p>
          </table:table-cell>
          <table:table-cell office:value-type="float" office:value="0.0000915458304149294" calcext:value-type="float">
            <text:p>9.15E-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142T</text:p>
          </table:table-cell>
          <table:table-cell office:value-type="float" office:value="1.53298942497887" calcext:value-type="float">
            <text:p>1.53</text:p>
          </table:table-cell>
          <table:table-cell office:value-type="float" office:value="0.00863979946305184" calcext:value-type="float">
            <text:p>8.64E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358L</text:p>
          </table:table-cell>
          <table:table-cell office:value-type="float" office:value="1.52058973903878" calcext:value-type="float">
            <text:p>1.52</text:p>
          </table:table-cell>
          <table:table-cell office:value-type="float" office:value="0.000196722469324354" calcext:value-type="float">
            <text:p>1.97E-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98D</text:p>
          </table:table-cell>
          <table:table-cell office:value-type="float" office:value="1.51053839617066" calcext:value-type="float">
            <text:p>1.51</text:p>
          </table:table-cell>
          <table:table-cell office:value-type="float" office:value="0.00509558197008333" calcext:value-type="float">
            <text:p>5.10E-0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6T12:02:40.420376454</dc:date>
    <meta:editing-duration>PT3M55S</meta:editing-duration>
    <meta:editing-cycles>2</meta:editing-cycles>
    <meta:generator>LibreOffice/7.3.7.2$Linux_X86_64 LibreOffice_project/30$Build-2</meta:generator>
    <meta:document-statistic meta:table-count="2" meta:cell-count="630" meta:object-count="0"/>
  </office:meta>
</office:document-meta>
</file>